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ean_fram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-diff</text:p>
          </table:table-cell>
          <table:table-cell office:value-type="string" calcext:value-type="string">
            <text:p>utilization.aip [%]</text:p>
          </table:table-cell>
          <table:table-cell office:value-type="string" calcext:value-type="string">
            <text:p>power.draw</text:p>
          </table:table-cell>
          <table:table-cell office:value-type="string" calcext:value-type="string">
            <text:p>memory.used [%]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over baseline</text:p>
          </table:table-cell>
          <table:table-cell office:value-type="string" calcext:value-type="string">
            <text:p>total draw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ver Baseli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85" calcext:value-type="float">
            <text:p>28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3]-[.A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1465.5" calcext:value-type="float">
            <text:p>1465.5</text:p>
          </table:table-cell>
          <table:table-cell office:value-type="float" office:value="2701.5" calcext:value-type="float">
            <text:p>2701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4]-[.A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1981.5" calcext:value-type="float">
            <text:p>1981.5</text:p>
          </table:table-cell>
          <table:table-cell office:value-type="float" office:value="3526.5" calcext:value-type="float">
            <text:p>3526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5]-[.A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676.5" calcext:value-type="float">
            <text:p>2676.5</text:p>
          </table:table-cell>
          <table:table-cell office:value-type="float" office:value="4736.5" calcext:value-type="float">
            <text:p>4736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6]-[.A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242.5" calcext:value-type="float">
            <text:p>3242.5</text:p>
          </table:table-cell>
          <table:table-cell office:value-type="float" office:value="5714.5" calcext:value-type="float">
            <text:p>5714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7]-[.A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989.5" calcext:value-type="float">
            <text:p>3989.5</text:p>
          </table:table-cell>
          <table:table-cell office:value-type="float" office:value="7079.5" calcext:value-type="float">
            <text:p>7079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8]-[.A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388.5" calcext:value-type="float">
            <text:p>4388.5</text:p>
          </table:table-cell>
          <table:table-cell office:value-type="float" office:value="7787.5" calcext:value-type="float">
            <text:p>7787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9]-[.A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243.5" calcext:value-type="float">
            <text:p>5243.5</text:p>
          </table:table-cell>
          <table:table-cell office:value-type="float" office:value="9157.5" calcext:value-type="float">
            <text:p>9157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0]-[.A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903.5" calcext:value-type="float">
            <text:p>5903.5</text:p>
          </table:table-cell>
          <table:table-cell office:value-type="float" office:value="10229.5" calcext:value-type="float">
            <text:p>10229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1]-[.A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883.5" calcext:value-type="float">
            <text:p>5883.5</text:p>
          </table:table-cell>
          <table:table-cell office:value-type="float" office:value="11345.5" calcext:value-type="float">
            <text:p>11345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2]-[.A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865.5" calcext:value-type="float">
            <text:p>5865.5</text:p>
          </table:table-cell>
          <table:table-cell office:value-type="float" office:value="12463.5" calcext:value-type="float">
            <text:p>12463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3]-[.A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65" calcext:value-type="float">
            <text:p>26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809.5" calcext:value-type="float">
            <text:p>5809.5</text:p>
          </table:table-cell>
          <table:table-cell office:value-type="float" office:value="13543.5" calcext:value-type="float">
            <text:p>13543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4]-[.A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591.5" calcext:value-type="float">
            <text:p>5591.5</text:p>
          </table:table-cell>
          <table:table-cell office:value-type="float" office:value="14461.5" calcext:value-type="float">
            <text:p>14461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5]-[.A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154" calcext:value-type="float">
            <text:p>5154</text:p>
          </table:table-cell>
          <table:table-cell office:value-type="float" office:value="15444" calcext:value-type="float">
            <text:p>1544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72" calcext:value-type="float">
            <text:p>27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008.5" calcext:value-type="float">
            <text:p>5008.5</text:p>
          </table:table-cell>
          <table:table-cell office:value-type="float" office:value="16150.5" calcext:value-type="float">
            <text:p>16150.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4978.5" calcext:value-type="float">
            <text:p>4978.5</text:p>
          </table:table-cell>
          <table:table-cell office:value-type="float" office:value="17540.5" calcext:value-type="float">
            <text:p>17540.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4983.5" calcext:value-type="float">
            <text:p>4983.5</text:p>
          </table:table-cell>
          <table:table-cell office:value-type="float" office:value="18955.5" calcext:value-type="float">
            <text:p>18955.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725.5" calcext:value-type="float">
            <text:p>4725.5</text:p>
          </table:table-cell>
          <table:table-cell office:value-type="float" office:value="20389.5" calcext:value-type="float">
            <text:p>20389.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26" calcext:value-type="float">
            <text:p>22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441.5" calcext:value-type="float">
            <text:p>4441.5</text:p>
          </table:table-cell>
          <table:table-cell office:value-type="float" office:value="21233.5" calcext:value-type="float">
            <text:p>21233.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303.5" calcext:value-type="float">
            <text:p>4303.5</text:p>
          </table:table-cell>
          <table:table-cell office:value-type="float" office:value="22223.5" calcext:value-type="float">
            <text:p>22223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359.5" calcext:value-type="float">
            <text:p>4359.5</text:p>
          </table:table-cell>
          <table:table-cell office:value-type="float" office:value="24253.5" calcext:value-type="float">
            <text:p>24253.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18" calcext:value-type="float">
            <text:p>31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522" calcext:value-type="float">
            <text:p>4522</text:p>
          </table:table-cell>
          <table:table-cell office:value-type="float" office:value="25826" calcext:value-type="float">
            <text:p>2582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597" calcext:value-type="float">
            <text:p>4597</text:p>
          </table:table-cell>
          <table:table-cell office:value-type="float" office:value="27311" calcext:value-type="float">
            <text:p>2731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4614.5" calcext:value-type="float">
            <text:p>4614.5</text:p>
          </table:table-cell>
          <table:table-cell office:value-type="float" office:value="28738.5" calcext:value-type="float">
            <text:p>28738.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706.5" calcext:value-type="float">
            <text:p>4706.5</text:p>
          </table:table-cell>
          <table:table-cell office:value-type="float" office:value="29958.5" calcext:value-type="float">
            <text:p>29958.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606.5" calcext:value-type="float">
            <text:p>4606.5</text:p>
          </table:table-cell>
          <table:table-cell office:value-type="float" office:value="30986.5" calcext:value-type="float">
            <text:p>30986.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141.5" calcext:value-type="float">
            <text:p>4141.5</text:p>
          </table:table-cell>
          <table:table-cell office:value-type="float" office:value="32213.5" calcext:value-type="float">
            <text:p>32213.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09" calcext:value-type="float">
            <text:p>20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851.5" calcext:value-type="float">
            <text:p>3851.5</text:p>
          </table:table-cell>
          <table:table-cell office:value-type="float" office:value="33051.5" calcext:value-type="float">
            <text:p>33051.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614" calcext:value-type="float">
            <text:p>3614</text:p>
          </table:table-cell>
          <table:table-cell office:value-type="float" office:value="34224" calcext:value-type="float">
            <text:p>3422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302" calcext:value-type="float">
            <text:p>30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611" calcext:value-type="float">
            <text:p>3611</text:p>
          </table:table-cell>
          <table:table-cell office:value-type="float" office:value="35067" calcext:value-type="float">
            <text:p>3506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307" calcext:value-type="float">
            <text:p>307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723.5" calcext:value-type="float">
            <text:p>3723.5</text:p>
          </table:table-cell>
          <table:table-cell office:value-type="float" office:value="36589.5" calcext:value-type="float">
            <text:p>36589.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816" calcext:value-type="float">
            <text:p>3816</text:p>
          </table:table-cell>
          <table:table-cell office:value-type="float" office:value="38092" calcext:value-type="float">
            <text:p>3809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741" calcext:value-type="float">
            <text:p>3741</text:p>
          </table:table-cell>
          <table:table-cell office:value-type="float" office:value="39427" calcext:value-type="float">
            <text:p>3942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713.5" calcext:value-type="float">
            <text:p>3713.5</text:p>
          </table:table-cell>
          <table:table-cell office:value-type="float" office:value="40809.5" calcext:value-type="float">
            <text:p>40809.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758.5" calcext:value-type="float">
            <text:p>3758.5</text:p>
          </table:table-cell>
          <table:table-cell office:value-type="float" office:value="41700.5" calcext:value-type="float">
            <text:p>41700.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6" calcext:value-type="float">
            <text:p>76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756.5" calcext:value-type="float">
            <text:p>3756.5</text:p>
          </table:table-cell>
          <table:table-cell office:value-type="float" office:value="42826.5" calcext:value-type="float">
            <text:p>42826.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265" calcext:value-type="float">
            <text:p>26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714" calcext:value-type="float">
            <text:p>3714</text:p>
          </table:table-cell>
          <table:table-cell office:value-type="float" office:value="44194" calcext:value-type="float">
            <text:p>4419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678" calcext:value-type="float">
            <text:p>3678</text:p>
          </table:table-cell>
          <table:table-cell office:value-type="float" office:value="45290" calcext:value-type="float">
            <text:p>4529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17" calcext:value-type="float">
            <text:p>31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746" calcext:value-type="float">
            <text:p>3746</text:p>
          </table:table-cell>
          <table:table-cell office:value-type="float" office:value="46490" calcext:value-type="float">
            <text:p>4649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" calcext:value-type="float">
            <text:p>77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816" calcext:value-type="float">
            <text:p>3816</text:p>
          </table:table-cell>
          <table:table-cell office:value-type="float" office:value="47688" calcext:value-type="float">
            <text:p>4768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290" calcext:value-type="float">
            <text:p>29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836" calcext:value-type="float">
            <text:p>3836</text:p>
          </table:table-cell>
          <table:table-cell office:value-type="float" office:value="49118" calcext:value-type="float">
            <text:p>4911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float" office:value="50338" calcext:value-type="float">
            <text:p>5033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  <table:table-cell office:value-type="float" office:value="318" calcext:value-type="float">
            <text:p>31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526" calcext:value-type="float">
            <text:p>3526</text:p>
          </table:table-cell>
          <table:table-cell office:value-type="float" office:value="51628" calcext:value-type="float">
            <text:p>5162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436" calcext:value-type="float">
            <text:p>3436</text:p>
          </table:table-cell>
          <table:table-cell office:value-type="float" office:value="52666" calcext:value-type="float">
            <text:p>5266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272" calcext:value-type="float">
            <text:p>3272</text:p>
          </table:table-cell>
          <table:table-cell office:value-type="float" office:value="53634" calcext:value-type="float">
            <text:p>5363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208" calcext:value-type="float">
            <text:p>3208</text:p>
          </table:table-cell>
          <table:table-cell office:value-type="float" office:value="54702" calcext:value-type="float">
            <text:p>5470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166" calcext:value-type="float">
            <text:p>3166</text:p>
          </table:table-cell>
          <table:table-cell office:value-type="float" office:value="55792" calcext:value-type="float">
            <text:p>5579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190" calcext:value-type="float">
            <text:p>3190</text:p>
          </table:table-cell>
          <table:table-cell office:value-type="float" office:value="56944" calcext:value-type="float">
            <text:p>5694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8" calcext:value-type="float">
            <text:p>88</text:p>
          </table:table-cell>
          <table:table-cell office:value-type="float" office:value="316" calcext:value-type="float">
            <text:p>31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258" calcext:value-type="float">
            <text:p>3258</text:p>
          </table:table-cell>
          <table:table-cell office:value-type="float" office:value="58140" calcext:value-type="float">
            <text:p>5814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3314" calcext:value-type="float">
            <text:p>3314</text:p>
          </table:table-cell>
          <table:table-cell office:value-type="float" office:value="59324" calcext:value-type="float">
            <text:p>5932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2854" calcext:value-type="float">
            <text:p>2854</text:p>
          </table:table-cell>
          <table:table-cell office:value-type="float" office:value="60274" calcext:value-type="float">
            <text:p>6027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float" office:value="60794" calcext:value-type="float">
            <text:p>6079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61684" calcext:value-type="float">
            <text:p>6168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62708" calcext:value-type="float">
            <text:p>62708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7" calcext:value-type="float">
            <text:p>47</text:p>
          </table:table-cell>
          <table:table-cell office:value-type="float" office:value="243" calcext:value-type="float">
            <text:p>24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63714" calcext:value-type="float">
            <text:p>6371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64410" calcext:value-type="float">
            <text:p>6441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297" calcext:value-type="float">
            <text:p>29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65214" calcext:value-type="float">
            <text:p>6521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7" calcext:value-type="float">
            <text:p>87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66664" calcext:value-type="float">
            <text:p>66664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68109" calcext:value-type="float">
            <text:p>68109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04.5" calcext:value-type="float">
            <text:p>404.5</text:p>
          </table:table-cell>
          <table:table-cell office:value-type="float" office:value="69401.5" calcext:value-type="float">
            <text:p>69401.5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4" calcext:value-type="float">
            <text:p>64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70729" calcext:value-type="float">
            <text:p>7072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3" calcext:value-type="float">
            <text:p>83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72601" calcext:value-type="float">
            <text:p>7260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4" calcext:value-type="float">
            <text:p>74</text:p>
          </table:table-cell>
          <table:table-cell office:value-type="float" office:value="280" calcext:value-type="float">
            <text:p>28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34.5" calcext:value-type="float">
            <text:p>534.5</text:p>
          </table:table-cell>
          <table:table-cell office:value-type="float" office:value="73493.5" calcext:value-type="float">
            <text:p>73493.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1" calcext:value-type="float">
            <text:p>61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08.5" calcext:value-type="float">
            <text:p>508.5</text:p>
          </table:table-cell>
          <table:table-cell office:value-type="float" office:value="74599.5" calcext:value-type="float">
            <text:p>74599.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34.5" calcext:value-type="float">
            <text:p>534.5</text:p>
          </table:table-cell>
          <table:table-cell office:value-type="float" office:value="75757.5" calcext:value-type="float">
            <text:p>75757.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94.5" calcext:value-type="float">
            <text:p>594.5</text:p>
          </table:table-cell>
          <table:table-cell office:value-type="float" office:value="76949.5" calcext:value-type="float">
            <text:p>76949.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612.5" calcext:value-type="float">
            <text:p>612.5</text:p>
          </table:table-cell>
          <table:table-cell office:value-type="float" office:value="77816.5" calcext:value-type="float">
            <text:p>77816.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80.5" calcext:value-type="float">
            <text:p>580.5</text:p>
          </table:table-cell>
          <table:table-cell office:value-type="float" office:value="78916.5" calcext:value-type="float">
            <text:p>78916.5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7" calcext:value-type="float">
            <text:p>87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80344" calcext:value-type="float">
            <text:p>8034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float" office:value="313" calcext:value-type="float">
            <text:p>31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81899" calcext:value-type="float">
            <text:p>8189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7" calcext:value-type="float">
            <text:p>87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83155" calcext:value-type="float">
            <text:p>8315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5" calcext:value-type="float">
            <text:p>75</text:p>
          </table:table-cell>
          <table:table-cell office:value-type="float" office:value="223" calcext:value-type="float">
            <text:p>22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84500" calcext:value-type="float">
            <text:p>8450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7" calcext:value-type="float">
            <text:p>87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85512" calcext:value-type="float">
            <text:p>8551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4" calcext:value-type="float">
            <text:p>74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6642" calcext:value-type="float">
            <text:p>8664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3" calcext:value-type="float">
            <text:p>73</text:p>
          </table:table-cell>
          <table:table-cell office:value-type="float" office:value="301" calcext:value-type="float">
            <text:p>30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716.5" calcext:value-type="float">
            <text:p>716.5</text:p>
          </table:table-cell>
          <table:table-cell office:value-type="float" office:value="88099.5" calcext:value-type="float">
            <text:p>88099.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89352" calcext:value-type="float">
            <text:p>89352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2" calcext:value-type="float">
            <text:p>82</text:p>
          </table:table-cell>
          <table:table-cell office:value-type="float" office:value="299" calcext:value-type="float">
            <text:p>29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89851" calcext:value-type="float">
            <text:p>8985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16.5" calcext:value-type="float">
            <text:p>616.5</text:p>
          </table:table-cell>
          <table:table-cell office:value-type="float" office:value="91383.5" calcext:value-type="float">
            <text:p>91383.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40.5" calcext:value-type="float">
            <text:p>640.5</text:p>
          </table:table-cell>
          <table:table-cell office:value-type="float" office:value="92535.5" calcext:value-type="float">
            <text:p>92535.5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" calcext:value-type="float">
            <text:p>87</text:p>
          </table:table-cell>
          <table:table-cell office:value-type="float" office:value="312" calcext:value-type="float">
            <text:p>31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60.5" calcext:value-type="float">
            <text:p>660.5</text:p>
          </table:table-cell>
          <table:table-cell office:value-type="float" office:value="93683.5" calcext:value-type="float">
            <text:p>93683.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3" calcext:value-type="float">
            <text:p>53</text:p>
          </table:table-cell>
          <table:table-cell office:value-type="float" office:value="244" calcext:value-type="float">
            <text:p>24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644.5" calcext:value-type="float">
            <text:p>644.5</text:p>
          </table:table-cell>
          <table:table-cell office:value-type="float" office:value="94795.5" calcext:value-type="float">
            <text:p>94795.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92.5" calcext:value-type="float">
            <text:p>592.5</text:p>
          </table:table-cell>
          <table:table-cell office:value-type="float" office:value="95871.5" calcext:value-type="float">
            <text:p>95871.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97299" calcext:value-type="float">
            <text:p>9729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office:value-type="float" office:value="307" calcext:value-type="float">
            <text:p>307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98759" calcext:value-type="float">
            <text:p>9875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2" calcext:value-type="float">
            <text:p>82</text:p>
          </table:table-cell>
          <table:table-cell office:value-type="float" office:value="309" calcext:value-type="float">
            <text:p>30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99683" calcext:value-type="float">
            <text:p>9968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100913" calcext:value-type="float">
            <text:p>100913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4" calcext:value-type="float">
            <text:p>74</text:p>
          </table:table-cell>
          <table:table-cell office:value-type="float" office:value="286" calcext:value-type="float">
            <text:p>28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102097" calcext:value-type="float">
            <text:p>10209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2" calcext:value-type="float">
            <text:p>72</text:p>
          </table:table-cell>
          <table:table-cell office:value-type="float" office:value="272" calcext:value-type="float">
            <text:p>27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103492" calcext:value-type="float">
            <text:p>103492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 office:value-type="float" office:value="316" calcext:value-type="float">
            <text:p>31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104668" calcext:value-type="float">
            <text:p>104668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105710" calcext:value-type="float">
            <text:p>10571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3" calcext:value-type="float">
            <text:p>53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06688" calcext:value-type="float">
            <text:p>10668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62.5" calcext:value-type="float">
            <text:p>662.5</text:p>
          </table:table-cell>
          <table:table-cell office:value-type="float" office:value="107517.5" calcext:value-type="float">
            <text:p>107517.5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8" calcext:value-type="float">
            <text:p>78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87.5" calcext:value-type="float">
            <text:p>587.5</text:p>
          </table:table-cell>
          <table:table-cell office:value-type="float" office:value="109146.5" calcext:value-type="float">
            <text:p>109146.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49.5" calcext:value-type="float">
            <text:p>549.5</text:p>
          </table:table-cell>
          <table:table-cell office:value-type="float" office:value="110244.5" calcext:value-type="float">
            <text:p>110244.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3" calcext:value-type="float">
            <text:p>73</text:p>
          </table:table-cell>
          <table:table-cell office:value-type="float" office:value="272" calcext:value-type="float">
            <text:p>27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07.5" calcext:value-type="float">
            <text:p>507.5</text:p>
          </table:table-cell>
          <table:table-cell office:value-type="float" office:value="111338.5" calcext:value-type="float">
            <text:p>111338.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66.5" calcext:value-type="float">
            <text:p>366.5</text:p>
          </table:table-cell>
          <table:table-cell office:value-type="float" office:value="112049.5" calcext:value-type="float">
            <text:p>112049.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4" calcext:value-type="float">
            <text:p>84</text:p>
          </table:table-cell>
          <table:table-cell office:value-type="float" office:value="310" calcext:value-type="float">
            <text:p>31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254.5" calcext:value-type="float">
            <text:p>254.5</text:p>
          </table:table-cell>
          <table:table-cell office:value-type="float" office:value="113073.5" calcext:value-type="float">
            <text:p>113073.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12.5" calcext:value-type="float">
            <text:p>112.5</text:p>
          </table:table-cell>
          <table:table-cell office:value-type="float" office:value="114067.5" calcext:value-type="float">
            <text:p>114067.5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3" calcext:value-type="float">
            <text:p>73</text:p>
          </table:table-cell>
          <table:table-cell office:value-type="float" office:value="317" calcext:value-type="float">
            <text:p>31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7.5" calcext:value-type="float">
            <text:p>-47.5</text:p>
          </table:table-cell>
          <table:table-cell office:value-type="float" office:value="115327.5" calcext:value-type="float">
            <text:p>115327.5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3" calcext:value-type="float">
            <text:p>73</text:p>
          </table:table-cell>
          <table:table-cell office:value-type="float" office:value="272" calcext:value-type="float">
            <text:p>27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float" office:value="116505.5" calcext:value-type="float">
            <text:p>116505.5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3" calcext:value-type="float">
            <text:p>73</text:p>
          </table:table-cell>
          <table:table-cell office:value-type="float" office:value="288" calcext:value-type="float">
            <text:p>28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office:value-type="float" office:value="117345.5" calcext:value-type="float">
            <text:p>117345.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8833" calcext:value-type="float">
            <text:p>11883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9" calcext:value-type="float">
            <text:p>79</text:p>
          </table:table-cell>
          <table:table-cell office:value-type="float" office:value="257" calcext:value-type="float">
            <text:p>25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243" calcext:value-type="float">
            <text:p>120243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121588" calcext:value-type="float">
            <text:p>121588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" calcext:value-type="float">
            <text:p>71</text:p>
          </table:table-cell>
          <table:table-cell office:value-type="float" office:value="275" calcext:value-type="float">
            <text:p>2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122978" calcext:value-type="float">
            <text:p>122978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59" calcext:value-type="float">
            <text:p>-359</text:p>
          </table:table-cell>
          <table:table-cell office:value-type="float" office:value="124388" calcext:value-type="float">
            <text:p>12438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514" calcext:value-type="float">
            <text:p>-514</text:p>
          </table:table-cell>
          <table:table-cell office:value-type="float" office:value="125653" calcext:value-type="float">
            <text:p>125653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6" calcext:value-type="float">
            <text:p>86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20" calcext:value-type="float">
            <text:p>-420</text:p>
          </table:table-cell>
          <table:table-cell office:value-type="float" office:value="126883" calcext:value-type="float">
            <text:p>126883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7" calcext:value-type="float">
            <text:p>87</text:p>
          </table:table-cell>
          <table:table-cell office:value-type="float" office:value="307" calcext:value-type="float">
            <text:p>307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55.5" calcext:value-type="float">
            <text:p>-355.5</text:p>
          </table:table-cell>
          <table:table-cell office:value-type="float" office:value="127799.5" calcext:value-type="float">
            <text:p>127799.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8" calcext:value-type="float">
            <text:p>58</text:p>
          </table:table-cell>
          <table:table-cell office:value-type="float" office:value="277" calcext:value-type="float">
            <text:p>27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15.5" calcext:value-type="float">
            <text:p>-315.5</text:p>
          </table:table-cell>
          <table:table-cell office:value-type="float" office:value="129259.5" calcext:value-type="float">
            <text:p>129259.5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4" calcext:value-type="float">
            <text:p>54</text:p>
          </table:table-cell>
          <table:table-cell office:value-type="float" office:value="256" calcext:value-type="float">
            <text:p>25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8" calcext:value-type="float">
            <text:p>-368</text:p>
          </table:table-cell>
          <table:table-cell office:value-type="float" office:value="130059" calcext:value-type="float">
            <text:p>130059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20" calcext:value-type="float">
            <text:p>-620</text:p>
          </table:table-cell>
          <table:table-cell office:value-type="float" office:value="130659" calcext:value-type="float">
            <text:p>130659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420" calcext:value-type="float">
            <text:p>-1420</text:p>
          </table:table-cell>
          <table:table-cell office:value-type="float" office:value="131279" calcext:value-type="float">
            <text:p>131279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646.5" calcext:value-type="float">
            <text:p>-1646.5</text:p>
          </table:table-cell>
          <table:table-cell office:value-type="float" office:value="131904.5" calcext:value-type="float">
            <text:p>131904.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293" calcext:value-type="float">
            <text:p>29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551.5" calcext:value-type="float">
            <text:p>-1551.5</text:p>
          </table:table-cell>
          <table:table-cell office:value-type="float" office:value="133419.5" calcext:value-type="float">
            <text:p>133419.5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533.5" calcext:value-type="float">
            <text:p>-1533.5</text:p>
          </table:table-cell>
          <table:table-cell office:value-type="float" office:value="134573.5" calcext:value-type="float">
            <text:p>134573.5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1" calcext:value-type="float">
            <text:p>61</text:p>
          </table:table-cell>
          <table:table-cell office:value-type="float" office:value="292" calcext:value-type="float">
            <text:p>29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517.5" calcext:value-type="float">
            <text:p>-1517.5</text:p>
          </table:table-cell>
          <table:table-cell office:value-type="float" office:value="135725.5" calcext:value-type="float">
            <text:p>135725.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450" calcext:value-type="float">
            <text:p>-1450</text:p>
          </table:table-cell>
          <table:table-cell office:value-type="float" office:value="137213" calcext:value-type="float">
            <text:p>13721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8" calcext:value-type="float">
            <text:p>88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405" calcext:value-type="float">
            <text:p>-1405</text:p>
          </table:table-cell>
          <table:table-cell office:value-type="float" office:value="138110" calcext:value-type="float">
            <text:p>13811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331" calcext:value-type="float">
            <text:p>-1331</text:p>
          </table:table-cell>
          <table:table-cell office:value-type="float" office:value="139320" calcext:value-type="float">
            <text:p>139320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307" calcext:value-type="float">
            <text:p>-1307</text:p>
          </table:table-cell>
          <table:table-cell office:value-type="float" office:value="140480" calcext:value-type="float">
            <text:p>140480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4" calcext:value-type="float">
            <text:p>74</text:p>
          </table:table-cell>
          <table:table-cell office:value-type="float" office:value="257" calcext:value-type="float">
            <text:p>25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389" calcext:value-type="float">
            <text:p>-1389</text:p>
          </table:table-cell>
          <table:table-cell office:value-type="float" office:value="141534" calcext:value-type="float">
            <text:p>141534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8" calcext:value-type="float">
            <text:p>88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494" calcext:value-type="float">
            <text:p>-1494</text:p>
          </table:table-cell>
          <table:table-cell office:value-type="float" office:value="142849" calcext:value-type="float">
            <text:p>142849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4" calcext:value-type="float">
            <text:p>44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571.5" calcext:value-type="float">
            <text:p>-1571.5</text:p>
          </table:table-cell>
          <table:table-cell office:value-type="float" office:value="144191.5" calcext:value-type="float">
            <text:p>144191.5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4" calcext:value-type="float">
            <text:p>84</text:p>
          </table:table-cell>
          <table:table-cell office:value-type="float" office:value="295" calcext:value-type="float">
            <text:p>29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581.5" calcext:value-type="float">
            <text:p>-1581.5</text:p>
          </table:table-cell>
          <table:table-cell office:value-type="float" office:value="145317.5" calcext:value-type="float">
            <text:p>145317.5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1" calcext:value-type="float">
            <text:p>81</text:p>
          </table:table-cell>
          <table:table-cell office:value-type="float" office:value="276" calcext:value-type="float">
            <text:p>27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574" calcext:value-type="float">
            <text:p>-1574</text:p>
          </table:table-cell>
          <table:table-cell office:value-type="float" office:value="146745" calcext:value-type="float">
            <text:p>146745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1" calcext:value-type="float">
            <text:p>71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1608.5" calcext:value-type="float">
            <text:p>-1608.5</text:p>
          </table:table-cell>
          <table:table-cell office:value-type="float" office:value="147562.5" calcext:value-type="float">
            <text:p>147562.5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6" calcext:value-type="float">
            <text:p>76</text:p>
          </table:table-cell>
          <table:table-cell office:value-type="float" office:value="269" calcext:value-type="float">
            <text:p>26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668.5" calcext:value-type="float">
            <text:p>-1668.5</text:p>
          </table:table-cell>
          <table:table-cell office:value-type="float" office:value="148638.5" calcext:value-type="float">
            <text:p>148638.5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1755.5" calcext:value-type="float">
            <text:p>-1755.5</text:p>
          </table:table-cell>
          <table:table-cell office:value-type="float" office:value="149403.5" calcext:value-type="float">
            <text:p>149403.5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1" calcext:value-type="float">
            <text:p>61</text:p>
          </table:table-cell>
          <table:table-cell office:value-type="float" office:value="206" calcext:value-type="float">
            <text:p>20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058" calcext:value-type="float">
            <text:p>-2058</text:p>
          </table:table-cell>
          <table:table-cell office:value-type="float" office:value="150521" calcext:value-type="float">
            <text:p>150521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3" calcext:value-type="float">
            <text:p>83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179.5" calcext:value-type="float">
            <text:p>-2179.5</text:p>
          </table:table-cell>
          <table:table-cell office:value-type="float" office:value="151251.5" calcext:value-type="float">
            <text:p>151251.5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183.5" calcext:value-type="float">
            <text:p>-2183.5</text:p>
          </table:table-cell>
          <table:table-cell office:value-type="float" office:value="152379.5" calcext:value-type="float">
            <text:p>152379.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181" calcext:value-type="float">
            <text:p>-2181</text:p>
          </table:table-cell>
          <table:table-cell office:value-type="float" office:value="153792" calcext:value-type="float">
            <text:p>153792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129" calcext:value-type="float">
            <text:p>-2129</text:p>
          </table:table-cell>
          <table:table-cell office:value-type="float" office:value="154972" calcext:value-type="float">
            <text:p>154972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095" calcext:value-type="float">
            <text:p>-2095</text:p>
          </table:table-cell>
          <table:table-cell office:value-type="float" office:value="156134" calcext:value-type="float">
            <text:p>156134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7" calcext:value-type="float">
            <text:p>77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120" calcext:value-type="float">
            <text:p>-2120</text:p>
          </table:table-cell>
          <table:table-cell office:value-type="float" office:value="157524" calcext:value-type="float">
            <text:p>157524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130" calcext:value-type="float">
            <text:p>-2130</text:p>
          </table:table-cell>
          <table:table-cell office:value-type="float" office:value="158929" calcext:value-type="float">
            <text:p>158929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110" calcext:value-type="float">
            <text:p>-2110</text:p>
          </table:table-cell>
          <table:table-cell office:value-type="float" office:value="160364" calcext:value-type="float">
            <text:p>16036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1" calcext:value-type="float">
            <text:p>81</text:p>
          </table:table-cell>
          <table:table-cell office:value-type="float" office:value="228" calcext:value-type="float">
            <text:p>22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174.5" calcext:value-type="float">
            <text:p>-2174.5</text:p>
          </table:table-cell>
          <table:table-cell office:value-type="float" office:value="161148.5" calcext:value-type="float">
            <text:p>161148.5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8" calcext:value-type="float">
            <text:p>78</text:p>
          </table:table-cell>
          <table:table-cell office:value-type="float" office:value="251" calcext:value-type="float">
            <text:p>25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392" calcext:value-type="float">
            <text:p>-2392</text:p>
          </table:table-cell>
          <table:table-cell office:value-type="float" office:value="162346" calcext:value-type="float">
            <text:p>162346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486" calcext:value-type="float">
            <text:p>-2486</text:p>
          </table:table-cell>
          <table:table-cell office:value-type="float" office:value="163384" calcext:value-type="float">
            <text:p>16338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458.5" calcext:value-type="float">
            <text:p>-2458.5</text:p>
          </table:table-cell>
          <table:table-cell office:value-type="float" office:value="164826.5" calcext:value-type="float">
            <text:p>164826.5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6" calcext:value-type="float">
            <text:p>76</text:p>
          </table:table-cell>
          <table:table-cell office:value-type="float" office:value="267" calcext:value-type="float">
            <text:p>2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433.5" calcext:value-type="float">
            <text:p>-2433.5</text:p>
          </table:table-cell>
          <table:table-cell office:value-type="float" office:value="166266.5" calcext:value-type="float">
            <text:p>166266.5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4" calcext:value-type="float">
            <text:p>84</text:p>
          </table:table-cell>
          <table:table-cell office:value-type="float" office:value="267" calcext:value-type="float">
            <text:p>2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481.5" calcext:value-type="float">
            <text:p>-2481.5</text:p>
          </table:table-cell>
          <table:table-cell office:value-type="float" office:value="167067.5" calcext:value-type="float">
            <text:p>167067.5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729" calcext:value-type="float">
            <text:p>-2729</text:p>
          </table:table-cell>
          <table:table-cell office:value-type="float" office:value="168235" calcext:value-type="float">
            <text:p>168235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47" calcext:value-type="float">
            <text:p>-2947</text:p>
          </table:table-cell>
          <table:table-cell office:value-type="float" office:value="169149" calcext:value-type="float">
            <text:p>169149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7" calcext:value-type="float">
            <text:p>87</text:p>
          </table:table-cell>
          <table:table-cell office:value-type="float" office:value="294" calcext:value-type="float">
            <text:p>29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977" calcext:value-type="float">
            <text:p>-2977</text:p>
          </table:table-cell>
          <table:table-cell office:value-type="float" office:value="170251" calcext:value-type="float">
            <text:p>170251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4" calcext:value-type="float">
            <text:p>84</text:p>
          </table:table-cell>
          <table:table-cell office:value-type="float" office:value="310" calcext:value-type="float">
            <text:p>31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901" calcext:value-type="float">
            <text:p>-2901</text:p>
          </table:table-cell>
          <table:table-cell office:value-type="float" office:value="171459" calcext:value-type="float">
            <text:p>171459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4" calcext:value-type="float">
            <text:p>84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803.5" calcext:value-type="float">
            <text:p>-2803.5</text:p>
          </table:table-cell>
          <table:table-cell office:value-type="float" office:value="172971.5" calcext:value-type="float">
            <text:p>172971.5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6" calcext:value-type="float">
            <text:p>76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809.5" calcext:value-type="float">
            <text:p>-2809.5</text:p>
          </table:table-cell>
          <table:table-cell office:value-type="float" office:value="174097.5" calcext:value-type="float">
            <text:p>174097.5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79.5" calcext:value-type="float">
            <text:p>-2879.5</text:p>
          </table:table-cell>
          <table:table-cell office:value-type="float" office:value="175159.5" calcext:value-type="float">
            <text:p>175159.5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9" calcext:value-type="float">
            <text:p>79</text:p>
          </table:table-cell>
          <table:table-cell office:value-type="float" office:value="309" calcext:value-type="float">
            <text:p>30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64.5" calcext:value-type="float">
            <text:p>-2864.5</text:p>
          </table:table-cell>
          <table:table-cell office:value-type="float" office:value="176589.5" calcext:value-type="float">
            <text:p>176589.5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2" calcext:value-type="float">
            <text:p>62</text:p>
          </table:table-cell>
          <table:table-cell office:value-type="float" office:value="263" calcext:value-type="float">
            <text:p>26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49.5" calcext:value-type="float">
            <text:p>-2849.5</text:p>
          </table:table-cell>
          <table:table-cell office:value-type="float" office:value="178019.5" calcext:value-type="float">
            <text:p>178019.5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9" calcext:value-type="float">
            <text:p>69</text:p>
          </table:table-cell>
          <table:table-cell office:value-type="float" office:value="305" calcext:value-type="float">
            <text:p>30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844.5" calcext:value-type="float">
            <text:p>-2844.5</text:p>
          </table:table-cell>
          <table:table-cell office:value-type="float" office:value="179439.5" calcext:value-type="float">
            <text:p>179439.5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1" calcext:value-type="float">
            <text:p>81</text:p>
          </table:table-cell>
          <table:table-cell office:value-type="float" office:value="275" calcext:value-type="float">
            <text:p>27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09.5" calcext:value-type="float">
            <text:p>-2809.5</text:p>
          </table:table-cell>
          <table:table-cell office:value-type="float" office:value="180889.5" calcext:value-type="float">
            <text:p>180889.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35.5" calcext:value-type="float">
            <text:p>-2835.5</text:p>
          </table:table-cell>
          <table:table-cell office:value-type="float" office:value="181995.5" calcext:value-type="float">
            <text:p>181995.5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5" calcext:value-type="float">
            <text:p>45</text:p>
          </table:table-cell>
          <table:table-cell office:value-type="float" office:value="283" calcext:value-type="float">
            <text:p>28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45.5" calcext:value-type="float">
            <text:p>-2845.5</text:p>
          </table:table-cell>
          <table:table-cell office:value-type="float" office:value="183117.5" calcext:value-type="float">
            <text:p>183117.5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8" calcext:value-type="float">
            <text:p>78</text:p>
          </table:table-cell>
          <table:table-cell office:value-type="float" office:value="299" calcext:value-type="float">
            <text:p>29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805.5" calcext:value-type="float">
            <text:p>-2805.5</text:p>
          </table:table-cell>
          <table:table-cell office:value-type="float" office:value="184572.5" calcext:value-type="float">
            <text:p>184572.5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" calcext:value-type="float">
            <text:p>86</text:p>
          </table:table-cell>
          <table:table-cell office:value-type="float" office:value="304" calcext:value-type="float">
            <text:p>30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713" calcext:value-type="float">
            <text:p>-2713</text:p>
          </table:table-cell>
          <table:table-cell office:value-type="float" office:value="186080" calcext:value-type="float">
            <text:p>186080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7" calcext:value-type="float">
            <text:p>77</text:p>
          </table:table-cell>
          <table:table-cell office:value-type="float" office:value="301" calcext:value-type="float">
            <text:p>30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654.5" calcext:value-type="float">
            <text:p>-2654.5</text:p>
          </table:table-cell>
          <table:table-cell office:value-type="float" office:value="186987.5" calcext:value-type="float">
            <text:p>186987.5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557" calcext:value-type="float">
            <text:p>-2557</text:p>
          </table:table-cell>
          <table:table-cell office:value-type="float" office:value="188500" calcext:value-type="float">
            <text:p>188500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477" calcext:value-type="float">
            <text:p>-2477</text:p>
          </table:table-cell>
          <table:table-cell office:value-type="float" office:value="189995" calcext:value-type="float">
            <text:p>189995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5" calcext:value-type="float">
            <text:p>85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397" calcext:value-type="float">
            <text:p>-2397</text:p>
          </table:table-cell>
          <table:table-cell office:value-type="float" office:value="191490" calcext:value-type="float">
            <text:p>19149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294.5" calcext:value-type="float">
            <text:p>-2294.5</text:p>
          </table:table-cell>
          <table:table-cell office:value-type="float" office:value="193007.5" calcext:value-type="float">
            <text:p>193007.5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207" calcext:value-type="float">
            <text:p>-2207</text:p>
          </table:table-cell>
          <table:table-cell office:value-type="float" office:value="194510" calcext:value-type="float">
            <text:p>194510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" calcext:value-type="float">
            <text:p>83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107" calcext:value-type="float">
            <text:p>-2107</text:p>
          </table:table-cell>
          <table:table-cell office:value-type="float" office:value="196025" calcext:value-type="float">
            <text:p>196025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6" calcext:value-type="float">
            <text:p>46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069.5" calcext:value-type="float">
            <text:p>-2069.5</text:p>
          </table:table-cell>
          <table:table-cell office:value-type="float" office:value="197477.5" calcext:value-type="float">
            <text:p>197477.5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204.5" calcext:value-type="float">
            <text:p>-2204.5</text:p>
          </table:table-cell>
          <table:table-cell office:value-type="float" office:value="198757.5" calcext:value-type="float">
            <text:p>198757.5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742" calcext:value-type="float">
            <text:p>-2742</text:p>
          </table:table-cell>
          <table:table-cell office:value-type="float" office:value="199635" calcext:value-type="float">
            <text:p>199635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6" calcext:value-type="float">
            <text:p>76</text:p>
          </table:table-cell>
          <table:table-cell office:value-type="float" office:value="264" calcext:value-type="float">
            <text:p>26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122" calcext:value-type="float">
            <text:p>-3122</text:p>
          </table:table-cell>
          <table:table-cell office:value-type="float" office:value="200387" calcext:value-type="float">
            <text:p>200387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112" calcext:value-type="float">
            <text:p>-3112</text:p>
          </table:table-cell>
          <table:table-cell office:value-type="float" office:value="201812" calcext:value-type="float">
            <text:p>201812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" calcext:value-type="float">
            <text:p>75</text:p>
          </table:table-cell>
          <table:table-cell office:value-type="float" office:value="307" calcext:value-type="float">
            <text:p>30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018" calcext:value-type="float">
            <text:p>-3018</text:p>
          </table:table-cell>
          <table:table-cell office:value-type="float" office:value="203038" calcext:value-type="float">
            <text:p>203038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5" calcext:value-type="float">
            <text:p>85</text:p>
          </table:table-cell>
          <table:table-cell office:value-type="float" office:value="294" calcext:value-type="float">
            <text:p>29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948" calcext:value-type="float">
            <text:p>-2948</text:p>
          </table:table-cell>
          <table:table-cell office:value-type="float" office:value="204240" calcext:value-type="float">
            <text:p>204240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1" calcext:value-type="float">
            <text:p>51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25.5" calcext:value-type="float">
            <text:p>-2925.5</text:p>
          </table:table-cell>
          <table:table-cell office:value-type="float" office:value="205677.5" calcext:value-type="float">
            <text:p>205677.5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30.5" calcext:value-type="float">
            <text:p>-2930.5</text:p>
          </table:table-cell>
          <table:table-cell office:value-type="float" office:value="207087.5" calcext:value-type="float">
            <text:p>207087.5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38" calcext:value-type="float">
            <text:p>-2938</text:p>
          </table:table-cell>
          <table:table-cell office:value-type="float" office:value="208495" calcext:value-type="float">
            <text:p>20849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2" calcext:value-type="float">
            <text:p>62</text:p>
          </table:table-cell>
          <table:table-cell office:value-type="float" office:value="244" calcext:value-type="float">
            <text:p>24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064" calcext:value-type="float">
            <text:p>-3064</text:p>
          </table:table-cell>
          <table:table-cell office:value-type="float" office:value="210067" calcext:value-type="float">
            <text:p>210067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5" calcext:value-type="float">
            <text:p>85</text:p>
          </table:table-cell>
          <table:table-cell office:value-type="float" office:value="311" calcext:value-type="float">
            <text:p>31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091.5" calcext:value-type="float">
            <text:p>-3091.5</text:p>
          </table:table-cell>
          <table:table-cell office:value-type="float" office:value="211454.5" calcext:value-type="float">
            <text:p>211454.5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73.5" calcext:value-type="float">
            <text:p>-2973.5</text:p>
          </table:table-cell>
          <table:table-cell office:value-type="float" office:value="212704.5" calcext:value-type="float">
            <text:p>212704.5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4" calcext:value-type="float">
            <text:p>44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27" calcext:value-type="float">
            <text:p>-2927</text:p>
          </table:table-cell>
          <table:table-cell office:value-type="float" office:value="213600" calcext:value-type="float">
            <text:p>213600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8" calcext:value-type="float">
            <text:p>48</text:p>
          </table:table-cell>
          <table:table-cell office:value-type="float" office:value="242" calcext:value-type="float">
            <text:p>24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009" calcext:value-type="float">
            <text:p>-3009</text:p>
          </table:table-cell>
          <table:table-cell office:value-type="float" office:value="214650" calcext:value-type="float">
            <text:p>214650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7" calcext:value-type="float">
            <text:p>67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089" calcext:value-type="float">
            <text:p>-3089</text:p>
          </table:table-cell>
          <table:table-cell office:value-type="float" office:value="215698" calcext:value-type="float">
            <text:p>215698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" calcext:value-type="float">
            <text:p>79</text:p>
          </table:table-cell>
          <table:table-cell office:value-type="float" office:value="303" calcext:value-type="float">
            <text:p>30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036.5" calcext:value-type="float">
            <text:p>-3036.5</text:p>
          </table:table-cell>
          <table:table-cell office:value-type="float" office:value="217160.5" calcext:value-type="float">
            <text:p>217160.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" calcext:value-type="float">
            <text:p>43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84" calcext:value-type="float">
            <text:p>-2984</text:p>
          </table:table-cell>
          <table:table-cell office:value-type="float" office:value="218623" calcext:value-type="float">
            <text:p>218623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3" calcext:value-type="float">
            <text:p>83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2919" calcext:value-type="float">
            <text:p>-2919</text:p>
          </table:table-cell>
          <table:table-cell office:value-type="float" office:value="220098" calcext:value-type="float">
            <text:p>220098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901.5" calcext:value-type="float">
            <text:p>-2901.5</text:p>
          </table:table-cell>
          <table:table-cell office:value-type="float" office:value="221525.5" calcext:value-type="float">
            <text:p>221525.5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3" calcext:value-type="float">
            <text:p>73</text:p>
          </table:table-cell>
          <table:table-cell office:value-type="float" office:value="267" calcext:value-type="float">
            <text:p>267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2986.5" calcext:value-type="float">
            <text:p>-2986.5</text:p>
          </table:table-cell>
          <table:table-cell office:value-type="float" office:value="222850.5" calcext:value-type="float">
            <text:p>222850.5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018.5" calcext:value-type="float">
            <text:p>-3018.5</text:p>
          </table:table-cell>
          <table:table-cell office:value-type="float" office:value="223946.5" calcext:value-type="float">
            <text:p>223946.5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1" calcext:value-type="float">
            <text:p>81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063.5" calcext:value-type="float">
            <text:p>-3063.5</text:p>
          </table:table-cell>
          <table:table-cell office:value-type="float" office:value="225593.5" calcext:value-type="float">
            <text:p>225593.5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195.5" calcext:value-type="float">
            <text:p>-3195.5</text:p>
          </table:table-cell>
          <table:table-cell office:value-type="float" office:value="227153.5" calcext:value-type="float">
            <text:p>227153.5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1" calcext:value-type="float">
            <text:p>71</text:p>
          </table:table-cell>
          <table:table-cell office:value-type="float" office:value="264" calcext:value-type="float">
            <text:p>26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291.5" calcext:value-type="float">
            <text:p>-3291.5</text:p>
          </table:table-cell>
          <table:table-cell office:value-type="float" office:value="228185.5" calcext:value-type="float">
            <text:p>228185.5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513.5" calcext:value-type="float">
            <text:p>-3513.5</text:p>
          </table:table-cell>
          <table:table-cell office:value-type="float" office:value="229655.5" calcext:value-type="float">
            <text:p>229655.5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05.5" calcext:value-type="float">
            <text:p>-3605.5</text:p>
          </table:table-cell>
          <table:table-cell office:value-type="float" office:value="230691.5" calcext:value-type="float">
            <text:p>230691.5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0" calcext:value-type="float">
            <text:p>70</text:p>
          </table:table-cell>
          <table:table-cell office:value-type="float" office:value="266" calcext:value-type="float">
            <text:p>26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23.5" calcext:value-type="float">
            <text:p>-3623.5</text:p>
          </table:table-cell>
          <table:table-cell office:value-type="float" office:value="232365.5" calcext:value-type="float">
            <text:p>232365.5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03.5" calcext:value-type="float">
            <text:p>-3603.5</text:p>
          </table:table-cell>
          <table:table-cell office:value-type="float" office:value="233795.5" calcext:value-type="float">
            <text:p>233795.5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9" calcext:value-type="float">
            <text:p>79</text:p>
          </table:table-cell>
          <table:table-cell office:value-type="float" office:value="300" calcext:value-type="float">
            <text:p>30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498.5" calcext:value-type="float">
            <text:p>-3498.5</text:p>
          </table:table-cell>
          <table:table-cell office:value-type="float" office:value="235310.5" calcext:value-type="float">
            <text:p>235310.5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6" calcext:value-type="float">
            <text:p>86</text:p>
          </table:table-cell>
          <table:table-cell office:value-type="float" office:value="256" calcext:value-type="float">
            <text:p>25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514.5" calcext:value-type="float">
            <text:p>-3514.5</text:p>
          </table:table-cell>
          <table:table-cell office:value-type="float" office:value="236422.5" calcext:value-type="float">
            <text:p>236422.5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1" calcext:value-type="float">
            <text:p>71</text:p>
          </table:table-cell>
          <table:table-cell office:value-type="float" office:value="211" calcext:value-type="float">
            <text:p>21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60" calcext:value-type="float">
            <text:p>-3660</text:p>
          </table:table-cell>
          <table:table-cell office:value-type="float" office:value="237123" calcext:value-type="float">
            <text:p>237123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9" calcext:value-type="float">
            <text:p>79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736" calcext:value-type="float">
            <text:p>-3736</text:p>
          </table:table-cell>
          <table:table-cell office:value-type="float" office:value="238175" calcext:value-type="float">
            <text:p>238175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86" calcext:value-type="float">
            <text:p>-3686</text:p>
          </table:table-cell>
          <table:table-cell office:value-type="float" office:value="239353" calcext:value-type="float">
            <text:p>239353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4" calcext:value-type="float">
            <text:p>74</text:p>
          </table:table-cell>
          <table:table-cell office:value-type="float" office:value="292" calcext:value-type="float">
            <text:p>292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682" calcext:value-type="float">
            <text:p>-3682</text:p>
          </table:table-cell>
          <table:table-cell office:value-type="float" office:value="240485" calcext:value-type="float">
            <text:p>240485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638" calcext:value-type="float">
            <text:p>-3638</text:p>
          </table:table-cell>
          <table:table-cell office:value-type="float" office:value="241657" calcext:value-type="float">
            <text:p>241657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6" calcext:value-type="float">
            <text:p>86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562" calcext:value-type="float">
            <text:p>-3562</text:p>
          </table:table-cell>
          <table:table-cell office:value-type="float" office:value="242861" calcext:value-type="float">
            <text:p>242861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3" calcext:value-type="float">
            <text:p>83</text:p>
          </table:table-cell>
          <table:table-cell office:value-type="float" office:value="308" calcext:value-type="float">
            <text:p>30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432" calcext:value-type="float">
            <text:p>-3432</text:p>
          </table:table-cell>
          <table:table-cell office:value-type="float" office:value="244401" calcext:value-type="float">
            <text:p>244401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519.5" calcext:value-type="float">
            <text:p>-3519.5</text:p>
          </table:table-cell>
          <table:table-cell office:value-type="float" office:value="245723.5" calcext:value-type="float">
            <text:p>245723.5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597" calcext:value-type="float">
            <text:p>-3597</text:p>
          </table:table-cell>
          <table:table-cell office:value-type="float" office:value="247056" calcext:value-type="float">
            <text:p>247056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 office:value-type="float" office:value="176" calcext:value-type="float">
            <text:p>17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787" calcext:value-type="float">
            <text:p>-3787</text:p>
          </table:table-cell>
          <table:table-cell office:value-type="float" office:value="248276" calcext:value-type="float">
            <text:p>248276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997" calcext:value-type="float">
            <text:p>-3997</text:p>
          </table:table-cell>
          <table:table-cell office:value-type="float" office:value="249476" calcext:value-type="float">
            <text:p>249476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7" calcext:value-type="float">
            <text:p>77</text:p>
          </table:table-cell>
          <table:table-cell office:value-type="float" office:value="245" calcext:value-type="float">
            <text:p>24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034.5" calcext:value-type="float">
            <text:p>-4034.5</text:p>
          </table:table-cell>
          <table:table-cell office:value-type="float" office:value="250848.5" calcext:value-type="float">
            <text:p>250848.5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057" calcext:value-type="float">
            <text:p>-4057</text:p>
          </table:table-cell>
          <table:table-cell office:value-type="float" office:value="252236" calcext:value-type="float">
            <text:p>252236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012" calcext:value-type="float">
            <text:p>-4012</text:p>
          </table:table-cell>
          <table:table-cell office:value-type="float" office:value="253973" calcext:value-type="float">
            <text:p>253973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6" calcext:value-type="float">
            <text:p>76</text:p>
          </table:table-cell>
          <table:table-cell office:value-type="float" office:value="267" calcext:value-type="float">
            <text:p>267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082" calcext:value-type="float">
            <text:p>-4082</text:p>
          </table:table-cell>
          <table:table-cell office:value-type="float" office:value="255313" calcext:value-type="float">
            <text:p>25531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6" calcext:value-type="float">
            <text:p>86</text:p>
          </table:table-cell>
          <table:table-cell office:value-type="float" office:value="312" calcext:value-type="float">
            <text:p>31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052" calcext:value-type="float">
            <text:p>-4052</text:p>
          </table:table-cell>
          <table:table-cell office:value-type="float" office:value="256471" calcext:value-type="float">
            <text:p>256471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3" calcext:value-type="float">
            <text:p>73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994" calcext:value-type="float">
            <text:p>-3994</text:p>
          </table:table-cell>
          <table:table-cell office:value-type="float" office:value="257657" calcext:value-type="float">
            <text:p>257657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9" calcext:value-type="float">
            <text:p>79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016.5" calcext:value-type="float">
            <text:p>-4016.5</text:p>
          </table:table-cell>
          <table:table-cell office:value-type="float" office:value="258480.5" calcext:value-type="float">
            <text:p>258480.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7" calcext:value-type="float">
            <text:p>87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071.5" calcext:value-type="float">
            <text:p>-4071.5</text:p>
          </table:table-cell>
          <table:table-cell office:value-type="float" office:value="259835.5" calcext:value-type="float">
            <text:p>259835.5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3" calcext:value-type="float">
            <text:p>83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033.5" calcext:value-type="float">
            <text:p>-4033.5</text:p>
          </table:table-cell>
          <table:table-cell office:value-type="float" office:value="261001.5" calcext:value-type="float">
            <text:p>261001.5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0" calcext:value-type="float">
            <text:p>80</text:p>
          </table:table-cell>
          <table:table-cell office:value-type="float" office:value="311" calcext:value-type="float">
            <text:p>31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3893.5" calcext:value-type="float">
            <text:p>-3893.5</text:p>
          </table:table-cell>
          <table:table-cell office:value-type="float" office:value="262551.5" calcext:value-type="float">
            <text:p>262551.5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848.5" calcext:value-type="float">
            <text:p>-3848.5</text:p>
          </table:table-cell>
          <table:table-cell office:value-type="float" office:value="264288.5" calcext:value-type="float">
            <text:p>264288.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3936" calcext:value-type="float">
            <text:p>-3936</text:p>
          </table:table-cell>
          <table:table-cell office:value-type="float" office:value="265611" calcext:value-type="float">
            <text:p>265611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258.5" calcext:value-type="float">
            <text:p>-4258.5</text:p>
          </table:table-cell>
          <table:table-cell office:value-type="float" office:value="266698.5" calcext:value-type="float">
            <text:p>266698.5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549.5" calcext:value-type="float">
            <text:p>-4549.5</text:p>
          </table:table-cell>
          <table:table-cell office:value-type="float" office:value="267253.5" calcext:value-type="float">
            <text:p>267253.5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6" calcext:value-type="float">
            <text:p>86</text:p>
          </table:table-cell>
          <table:table-cell office:value-type="float" office:value="285" calcext:value-type="float">
            <text:p>28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715.5" calcext:value-type="float">
            <text:p>-4715.5</text:p>
          </table:table-cell>
          <table:table-cell office:value-type="float" office:value="268215.5" calcext:value-type="float">
            <text:p>268215.5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278" calcext:value-type="float">
            <text:p>27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718.5" calcext:value-type="float">
            <text:p>-4718.5</text:p>
          </table:table-cell>
          <table:table-cell office:value-type="float" office:value="269904.5" calcext:value-type="float">
            <text:p>269904.5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693" calcext:value-type="float">
            <text:p>-4693</text:p>
          </table:table-cell>
          <table:table-cell office:value-type="float" office:value="270776" calcext:value-type="float">
            <text:p>27077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608" calcext:value-type="float">
            <text:p>-4608</text:p>
          </table:table-cell>
          <table:table-cell office:value-type="float" office:value="272271" calcext:value-type="float">
            <text:p>272271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725" calcext:value-type="float">
            <text:p>-4725</text:p>
          </table:table-cell>
          <table:table-cell office:value-type="float" office:value="273000" calcext:value-type="float">
            <text:p>27300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4980" calcext:value-type="float">
            <text:p>-4980</text:p>
          </table:table-cell>
          <table:table-cell office:value-type="float" office:value="274155" calcext:value-type="float">
            <text:p>274155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6" calcext:value-type="float">
            <text:p>76</text:p>
          </table:table-cell>
          <table:table-cell office:value-type="float" office:value="314" calcext:value-type="float">
            <text:p>31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948.5" calcext:value-type="float">
            <text:p>-4948.5</text:p>
          </table:table-cell>
          <table:table-cell office:value-type="float" office:value="275032.5" calcext:value-type="float">
            <text:p>275032.5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4916.5" calcext:value-type="float">
            <text:p>-4916.5</text:p>
          </table:table-cell>
          <table:table-cell office:value-type="float" office:value="276192.5" calcext:value-type="float">
            <text:p>276192.5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5122.5" calcext:value-type="float">
            <text:p>-5122.5</text:p>
          </table:table-cell>
          <table:table-cell office:value-type="float" office:value="277114.5" calcext:value-type="float">
            <text:p>277114.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2" calcext:value-type="float">
            <text:p>52</text:p>
          </table:table-cell>
          <table:table-cell office:value-type="float" office:value="245" calcext:value-type="float">
            <text:p>24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5432.5" calcext:value-type="float">
            <text:p>-5432.5</text:p>
          </table:table-cell>
          <table:table-cell office:value-type="float" office:value="278214.5" calcext:value-type="float">
            <text:p>278214.5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5610.5" calcext:value-type="float">
            <text:p>-5610.5</text:p>
          </table:table-cell>
          <table:table-cell office:value-type="float" office:value="279164.5" calcext:value-type="float">
            <text:p>279164.5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5938" calcext:value-type="float">
            <text:p>-5938</text:p>
          </table:table-cell>
          <table:table-cell office:value-type="float" office:value="280247" calcext:value-type="float">
            <text:p>28024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070" calcext:value-type="float">
            <text:p>-6070</text:p>
          </table:table-cell>
          <table:table-cell office:value-type="float" office:value="280961" calcext:value-type="float">
            <text:p>28096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036" calcext:value-type="float">
            <text:p>-6036</text:p>
          </table:table-cell>
          <table:table-cell office:value-type="float" office:value="282123" calcext:value-type="float">
            <text:p>282123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9" calcext:value-type="float">
            <text:p>69</text:p>
          </table:table-cell>
          <table:table-cell office:value-type="float" office:value="243" calcext:value-type="float">
            <text:p>24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062" calcext:value-type="float">
            <text:p>-6062</text:p>
          </table:table-cell>
          <table:table-cell office:value-type="float" office:value="283225" calcext:value-type="float">
            <text:p>283225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1" calcext:value-type="float">
            <text:p>81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194.5" calcext:value-type="float">
            <text:p>-6194.5</text:p>
          </table:table-cell>
          <table:table-cell office:value-type="float" office:value="284502.5" calcext:value-type="float">
            <text:p>284502.5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6" calcext:value-type="float">
            <text:p>76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236.5" calcext:value-type="float">
            <text:p>-6236.5</text:p>
          </table:table-cell>
          <table:table-cell office:value-type="float" office:value="285306.5" calcext:value-type="float">
            <text:p>285306.5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7" calcext:value-type="float">
            <text:p>77</text:p>
          </table:table-cell>
          <table:table-cell office:value-type="float" office:value="298" calcext:value-type="float">
            <text:p>29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233.5" calcext:value-type="float">
            <text:p>-6233.5</text:p>
          </table:table-cell>
          <table:table-cell office:value-type="float" office:value="286155.5" calcext:value-type="float">
            <text:p>286155.5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269.5" calcext:value-type="float">
            <text:p>-6269.5</text:p>
          </table:table-cell>
          <table:table-cell office:value-type="float" office:value="287247.5" calcext:value-type="float">
            <text:p>287247.5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3" calcext:value-type="float">
            <text:p>83</text:p>
          </table:table-cell>
          <table:table-cell office:value-type="float" office:value="313" calcext:value-type="float">
            <text:p>313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274" calcext:value-type="float">
            <text:p>-6274</text:p>
          </table:table-cell>
          <table:table-cell office:value-type="float" office:value="288089" calcext:value-type="float">
            <text:p>288089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230.5" calcext:value-type="float">
            <text:p>-6230.5</text:p>
          </table:table-cell>
          <table:table-cell office:value-type="float" office:value="288978.5" calcext:value-type="float">
            <text:p>288978.5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5" calcext:value-type="float">
            <text:p>85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170.5" calcext:value-type="float">
            <text:p>-6170.5</text:p>
          </table:table-cell>
          <table:table-cell office:value-type="float" office:value="290730.5" calcext:value-type="float">
            <text:p>290730.5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220.5" calcext:value-type="float">
            <text:p>-6220.5</text:p>
          </table:table-cell>
          <table:table-cell office:value-type="float" office:value="292090.5" calcext:value-type="float">
            <text:p>292090.5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260.5" calcext:value-type="float">
            <text:p>-6260.5</text:p>
          </table:table-cell>
          <table:table-cell office:value-type="float" office:value="293460.5" calcext:value-type="float">
            <text:p>293460.5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180.5" calcext:value-type="float">
            <text:p>-6180.5</text:p>
          </table:table-cell>
          <table:table-cell office:value-type="float" office:value="294950.5" calcext:value-type="float">
            <text:p>294950.5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6324.5" calcext:value-type="float">
            <text:p>-6324.5</text:p>
          </table:table-cell>
          <table:table-cell office:value-type="float" office:value="295934.5" calcext:value-type="float">
            <text:p>295934.5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6564.5" calcext:value-type="float">
            <text:p>-6564.5</text:p>
          </table:table-cell>
          <table:table-cell office:value-type="float" office:value="296540.5" calcext:value-type="float">
            <text:p>296540.5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7082.5" calcext:value-type="float">
            <text:p>-7082.5</text:p>
          </table:table-cell>
          <table:table-cell office:value-type="float" office:value="297150.5" calcext:value-type="float">
            <text:p>297150.5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3" calcext:value-type="float">
            <text:p>73</text:p>
          </table:table-cell>
          <table:table-cell office:value-type="float" office:value="246" calcext:value-type="float">
            <text:p>24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7508.5" calcext:value-type="float">
            <text:p>-7508.5</text:p>
          </table:table-cell>
          <table:table-cell office:value-type="float" office:value="297852.5" calcext:value-type="float">
            <text:p>297852.5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8041" calcext:value-type="float">
            <text:p>-8041</text:p>
          </table:table-cell>
          <table:table-cell office:value-type="float" office:value="298730" calcext:value-type="float">
            <text:p>29873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office:value-type="float" office:value="1" calcext:value-type="float">
            <text:p>1</text:p>
          </table:table-cell>
          <table:table-cell office:value-type="float" office:value="-8573.5" calcext:value-type="float">
            <text:p>-8573.5</text:p>
          </table:table-cell>
          <table:table-cell office:value-type="float" office:value="299043.5" calcext:value-type="float">
            <text:p>299043.5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-9107.5" calcext:value-type="float">
            <text:p>-9107.5</text:p>
          </table:table-cell>
          <table:table-cell office:value-type="float" office:value="299355.5" calcext:value-type="float">
            <text:p>299355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1T11:45:54.425176828</dc:date>
    <meta:editing-duration>PT4M16S</meta:editing-duration>
    <meta:editing-cycles>1</meta:editing-cycles>
    <meta:document-statistic meta:table-count="1" meta:cell-count="1823" meta:object-count="0"/>
  </office:meta>
</office:document-meta>
</file>